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sloLGS NF" svg:font-family="'MesloLGS NF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8400" style:font-name="MesloLGS NF" fo:font-size="8pt" officeooo:rsid="0040c2f8" officeooo:paragraph-rsid="0015e918" fo:background-color="transparent" style:font-size-asian="8pt" style:font-size-complex="8pt"/>
    </style:style>
    <style:style style:name="P2" style:family="paragraph" style:parent-style-name="Standard">
      <style:text-properties fo:color="#008400" style:font-name="MesloLGS NF" fo:font-size="8pt" officeooo:rsid="0076b07c" officeooo:paragraph-rsid="0076b07c" fo:background-color="transparent" style:font-size-asian="8pt" style:font-size-complex="8pt"/>
    </style:style>
    <style:style style:name="P3" style:family="paragraph" style:parent-style-name="Standard">
      <style:text-properties fo:color="#008400" style:font-name="MesloLGS NF" fo:font-size="8pt" officeooo:rsid="0015e918" officeooo:paragraph-rsid="00797fdd" fo:background-color="transparent" style:font-size-asian="8pt" style:font-size-complex="8pt"/>
    </style:style>
    <style:style style:name="P4" style:family="paragraph" style:parent-style-name="Standard">
      <style:text-properties fo:color="#008400" style:font-name="MesloLGS NF" fo:font-size="8pt" officeooo:rsid="0015e918" officeooo:paragraph-rsid="009db1c5" fo:background-color="transparent" style:font-size-asian="8pt" style:font-size-complex="8pt"/>
    </style:style>
    <style:style style:name="P5" style:family="paragraph" style:parent-style-name="Standard">
      <style:text-properties fo:color="#008400" style:font-name="MesloLGS NF" fo:font-size="8pt" officeooo:rsid="0015e918" officeooo:paragraph-rsid="00209445" fo:background-color="transparent" style:font-size-asian="8pt" style:font-size-complex="8pt"/>
    </style:style>
    <style:style style:name="P6" style:family="paragraph" style:parent-style-name="Standard">
      <style:text-properties fo:color="#008400" style:font-name="MesloLGS NF" fo:font-size="8pt" officeooo:rsid="0015e918" officeooo:paragraph-rsid="0018ea71" fo:background-color="transparent" style:font-size-asian="8pt" style:font-size-complex="8pt"/>
    </style:style>
    <style:style style:name="P7" style:family="paragraph" style:parent-style-name="Standard">
      <style:text-properties fo:color="#008400" style:font-name="MesloLGS NF" fo:font-size="8pt" officeooo:rsid="0015e918" officeooo:paragraph-rsid="0051899d" fo:background-color="transparent" style:font-size-asian="8pt" style:font-size-complex="8pt"/>
    </style:style>
    <style:style style:name="P8" style:family="paragraph" style:parent-style-name="Standard">
      <style:text-properties fo:color="#008400" style:font-name="MesloLGS NF" fo:font-size="8pt" officeooo:rsid="0015e918" officeooo:paragraph-rsid="00ab9692" fo:background-color="transparent" style:font-size-asian="8pt" style:font-size-complex="8pt"/>
    </style:style>
    <style:style style:name="P9" style:family="paragraph" style:parent-style-name="Standard">
      <style:text-properties fo:color="#008400" style:font-name="MesloLGS NF" fo:font-size="8pt" officeooo:rsid="0023c08c" officeooo:paragraph-rsid="0023c08c" fo:background-color="transparent" style:font-size-asian="8pt" style:font-size-complex="8pt"/>
    </style:style>
    <style:style style:name="P10" style:family="paragraph" style:parent-style-name="Standard">
      <style:text-properties fo:color="#008400" style:font-name="MesloLGS NF" fo:font-size="8pt" officeooo:rsid="0023c08c" officeooo:paragraph-rsid="00751b19" fo:background-color="transparent" style:font-size-asian="8pt" style:font-size-complex="8pt"/>
    </style:style>
    <style:style style:name="P11" style:family="paragraph" style:parent-style-name="Standard">
      <style:text-properties fo:color="#008400" style:font-name="MesloLGS NF" fo:font-size="8pt" officeooo:rsid="0023c08c" officeooo:paragraph-rsid="006d072a" fo:background-color="transparent" style:font-size-asian="8pt" style:font-size-complex="8pt"/>
    </style:style>
    <style:style style:name="P12" style:family="paragraph" style:parent-style-name="Standard">
      <style:text-properties fo:color="#008400" style:font-name="MesloLGS NF" fo:font-size="8pt" fo:font-weight="bold" officeooo:rsid="0015e918" officeooo:paragraph-rsid="009e55d5" fo:background-color="transparent" style:font-size-asian="8pt" style:font-weight-asian="bold" style:font-size-complex="8pt" style:font-weight-complex="bold"/>
    </style:style>
    <style:style style:name="P13" style:family="paragraph" style:parent-style-name="Standard">
      <style:text-properties fo:color="#008400" style:font-name="MesloLGS NF" fo:font-size="8pt" fo:font-weight="normal" officeooo:rsid="009e55d5" officeooo:paragraph-rsid="009e55d5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style:text-properties fo:color="#008400" style:font-name="MesloLGS NF" officeooo:paragraph-rsid="00797fdd"/>
    </style:style>
    <style:style style:name="P15" style:family="paragraph" style:parent-style-name="Standard">
      <style:text-properties fo:color="#008400" style:font-name="MesloLGS NF" officeooo:paragraph-rsid="009db1c5"/>
    </style:style>
    <style:style style:name="P16" style:family="paragraph" style:parent-style-name="Standard">
      <style:text-properties fo:color="#008400" style:font-name="MesloLGS NF" officeooo:paragraph-rsid="004eef03"/>
    </style:style>
    <style:style style:name="P17" style:family="paragraph" style:parent-style-name="Standard">
      <style:text-properties fo:color="#008400" style:font-name="MesloLGS NF" officeooo:paragraph-rsid="0023c08c"/>
    </style:style>
    <style:style style:name="P18" style:family="paragraph" style:parent-style-name="Standard">
      <style:text-properties fo:color="#008400" style:font-name="MesloLGS NF" officeooo:paragraph-rsid="005c6112"/>
    </style:style>
    <style:style style:name="P19" style:family="paragraph" style:parent-style-name="Standard">
      <style:text-properties fo:color="#008400" style:font-name="MesloLGS NF" officeooo:paragraph-rsid="006d072a"/>
    </style:style>
    <style:style style:name="P20" style:family="paragraph" style:parent-style-name="Standard">
      <style:text-properties fo:color="#008400" style:font-name="MesloLGS NF" officeooo:paragraph-rsid="00ab9692"/>
    </style:style>
    <style:style style:name="P21" style:family="paragraph" style:parent-style-name="Standard">
      <style:text-properties fo:color="#005800" style:font-name="MesloLGS NF" fo:font-size="8pt" officeooo:rsid="0015e918" officeooo:paragraph-rsid="00797fdd" fo:background-color="transparent" style:font-size-asian="8pt" style:font-size-complex="8pt"/>
    </style:style>
    <style:style style:name="P22" style:family="paragraph" style:parent-style-name="Standard">
      <style:text-properties fo:color="#005800" style:font-name="MesloLGS NF" fo:font-size="8pt" officeooo:rsid="0023c08c" officeooo:paragraph-rsid="006d072a" fo:background-color="transparent" style:font-size-asian="8pt" style:font-size-complex="8pt"/>
    </style:style>
    <style:style style:name="P23" style:family="paragraph" style:parent-style-name="Standard">
      <style:text-properties fo:color="#005800" style:font-name="MesloLGS NF" fo:font-size="8pt" fo:font-weight="normal" officeooo:rsid="009db1c5" officeooo:paragraph-rsid="009db1c5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style:text-properties style:font-name="MesloLGS NF" officeooo:paragraph-rsid="00804003"/>
    </style:style>
    <style:style style:name="P25" style:family="paragraph" style:parent-style-name="Standard">
      <style:text-properties style:font-name="MesloLGS NF" officeooo:paragraph-rsid="0099016c"/>
    </style:style>
    <style:style style:name="P26" style:family="paragraph" style:parent-style-name="Standard">
      <style:text-properties style:font-name="MesloLGS NF" officeooo:paragraph-rsid="00a5cdc8"/>
    </style:style>
    <style:style style:name="P27" style:family="paragraph" style:parent-style-name="Standard">
      <style:text-properties style:font-name="MesloLGS NF" officeooo:paragraph-rsid="00abd403"/>
    </style:style>
    <style:style style:name="P28" style:family="paragraph" style:parent-style-name="Standard">
      <style:text-properties style:font-name="MesloLGS NF" officeooo:paragraph-rsid="00aeb109"/>
    </style:style>
    <style:style style:name="P29" style:family="paragraph" style:parent-style-name="Standard">
      <style:text-properties fo:color="#7f7f7f" style:font-name="MesloLGS NF" fo:font-size="8pt" officeooo:rsid="0015e918" officeooo:paragraph-rsid="004520e1" fo:background-color="transparent" style:font-size-asian="8pt" style:font-size-complex="8pt"/>
    </style:style>
    <style:style style:name="P30" style:family="paragraph" style:parent-style-name="Standard">
      <style:text-properties fo:color="#7f7f7f" style:font-name="MesloLGS NF" fo:font-size="8pt" officeooo:rsid="0015e918" officeooo:paragraph-rsid="00826e48" fo:background-color="transparent" style:font-size-asian="8pt" style:font-size-complex="8pt"/>
    </style:style>
    <style:style style:name="P31" style:family="paragraph" style:parent-style-name="Standard">
      <style:text-properties fo:color="#7f7f7f" style:font-name="MesloLGS NF" fo:font-size="8pt" officeooo:rsid="0015e918" officeooo:paragraph-rsid="007136c3" fo:background-color="transparent" style:font-size-asian="8pt" style:font-size-complex="8pt"/>
    </style:style>
    <style:style style:name="P32" style:family="paragraph" style:parent-style-name="Standard">
      <style:text-properties fo:color="#ffffff" style:font-name="MesloLGS NF" fo:font-size="8pt" officeooo:rsid="0015e918" officeooo:paragraph-rsid="00209445" fo:background-color="transparent" style:font-size-asian="8pt" style:font-size-complex="8pt"/>
    </style:style>
    <style:style style:name="P33" style:family="paragraph" style:parent-style-name="Standard">
      <style:text-properties fo:color="#ffffff" style:font-name="MesloLGS NF" fo:font-size="8pt" officeooo:rsid="0015e918" officeooo:paragraph-rsid="002bea32" fo:background-color="transparent" style:font-size-asian="8pt" style:font-size-complex="8pt"/>
    </style:style>
    <style:style style:name="P34" style:family="paragraph" style:parent-style-name="Standard">
      <style:text-properties fo:color="#ffffff" style:font-name="MesloLGS NF" fo:font-size="8pt" officeooo:rsid="0015e918" officeooo:paragraph-rsid="00a653a0" fo:background-color="transparent" style:font-size-asian="8pt" style:font-size-complex="8pt"/>
    </style:style>
    <style:style style:name="P35" style:family="paragraph" style:parent-style-name="Standard">
      <style:text-properties fo:color="#ffffff" style:font-name="MesloLGS NF" fo:font-size="8pt" fo:font-weight="bold" officeooo:rsid="0015e918" officeooo:paragraph-rsid="004b62d0" fo:background-color="transparent" style:font-size-asian="8pt" style:font-weight-asian="bold" style:font-size-complex="8pt" style:font-weight-complex="bold"/>
    </style:style>
    <style:style style:name="P36" style:family="paragraph" style:parent-style-name="Standard">
      <style:text-properties fo:color="#ffffff" style:font-name="MesloLGS NF" fo:font-size="8pt" fo:font-weight="bold" officeooo:rsid="0015e918" officeooo:paragraph-rsid="008a766a" fo:background-color="transparent" style:font-size-asian="8pt" style:font-weight-asian="bold" style:font-size-complex="8pt" style:font-weight-complex="bold"/>
    </style:style>
    <style:style style:name="P37" style:family="paragraph" style:parent-style-name="Standard">
      <style:text-properties fo:color="#ffffff" style:font-name="MesloLGS NF" fo:font-size="8pt" fo:font-weight="bold" officeooo:rsid="0015e918" officeooo:paragraph-rsid="00a5cdc8" fo:background-color="transparent" style:font-size-asian="8pt" style:font-weight-asian="bold" style:font-size-complex="8pt" style:font-weight-complex="bold"/>
    </style:style>
    <style:style style:name="P38" style:family="paragraph" style:parent-style-name="Standard">
      <style:text-properties fo:color="#ffffff" style:font-name="MesloLGS NF" fo:font-size="8pt" fo:font-weight="normal" officeooo:rsid="0015e918" officeooo:paragraph-rsid="00abd403" fo:background-color="transparent" style:font-size-asian="8pt" style:font-weight-asian="normal" style:font-size-complex="8pt" style:font-weight-complex="normal"/>
    </style:style>
    <style:style style:name="P39" style:family="paragraph" style:parent-style-name="Standard">
      <style:text-properties fo:color="#bababa" style:font-name="MesloLGS NF" fo:font-size="8pt" officeooo:rsid="0015e918" officeooo:paragraph-rsid="002145e8" fo:background-color="transparent" style:font-size-asian="8pt" style:font-size-complex="8pt"/>
    </style:style>
    <style:style style:name="P40" style:family="paragraph" style:parent-style-name="Standard">
      <style:text-properties fo:color="#bababa" style:font-name="MesloLGS NF" fo:font-size="8pt" officeooo:rsid="0015e918" officeooo:paragraph-rsid="003a131b" fo:background-color="transparent" style:font-size-asian="8pt" style:font-size-complex="8pt"/>
    </style:style>
    <style:style style:name="P41" style:family="paragraph" style:parent-style-name="Standard">
      <style:text-properties fo:color="#bababa" style:font-name="MesloLGS NF" fo:font-size="8pt" officeooo:rsid="0015e918" officeooo:paragraph-rsid="006d072a" fo:background-color="transparent" style:font-size-asian="8pt" style:font-size-complex="8pt"/>
    </style:style>
    <style:style style:name="P42" style:family="paragraph" style:parent-style-name="Standard">
      <style:text-properties fo:color="#bababa" style:font-name="MesloLGS NF" fo:font-size="8pt" officeooo:rsid="0015e918" officeooo:paragraph-rsid="00a5cdc8" fo:background-color="transparent" style:font-size-asian="8pt" style:font-size-complex="8pt"/>
    </style:style>
    <style:style style:name="P43" style:family="paragraph" style:parent-style-name="Standard">
      <style:text-properties fo:color="#bababa" style:font-name="MesloLGS NF" fo:font-size="8pt" officeooo:rsid="0015e918" officeooo:paragraph-rsid="00ab9692" style:font-size-asian="8pt" style:font-size-complex="8pt"/>
    </style:style>
    <style:style style:name="P44" style:family="paragraph" style:parent-style-name="Standard">
      <style:text-properties fo:color="#939393" style:font-name="MesloLGS NF" fo:font-size="8pt" officeooo:paragraph-rsid="0097cf1a" fo:background-color="transparent" style:font-size-asian="8pt" style:font-size-complex="8pt"/>
    </style:style>
    <style:style style:name="P45" style:family="paragraph" style:parent-style-name="Standard">
      <style:text-properties fo:color="#939393" style:font-name="MesloLGS NF" fo:font-size="8pt" fo:font-weight="bold" officeooo:rsid="0015e918" officeooo:paragraph-rsid="0097cf1a" fo:background-color="transparent" style:font-size-asian="8pt" style:font-weight-asian="bold" style:font-size-complex="8pt" style:font-weight-complex="bold"/>
    </style:style>
    <style:style style:name="P46" style:family="paragraph" style:parent-style-name="Standard">
      <style:text-properties officeooo:paragraph-rsid="00abd403"/>
    </style:style>
    <style:style style:name="P47" style:family="paragraph" style:parent-style-name="Standard">
      <style:text-properties fo:color="#d0d0d0" style:font-name="MesloLGS NF" fo:font-size="8pt" fo:font-weight="normal" officeooo:rsid="00ac678c" officeooo:paragraph-rsid="00ac678c" fo:background-color="transparent" style:font-size-asian="8pt" style:font-weight-asian="normal" style:font-size-complex="8pt" style:font-weight-complex="normal"/>
    </style:style>
    <style:style style:name="T1" style:family="text">
      <style:text-properties fo:color="#007ffe" fo:font-weight="bold" fo:background-color="#ffd800" loext:char-shading-value="0" style:font-weight-asian="bold" style:font-weight-complex="bold"/>
    </style:style>
    <style:style style:name="T2" style:family="text">
      <style:text-properties fo:color="#007ffe" fo:font-weight="bold" fo:background-color="transparent" loext:char-shading-value="0" style:font-weight-asian="bold" style:font-weight-complex="bold"/>
    </style:style>
    <style:style style:name="T3" style:family="text">
      <style:text-properties fo:color="#007ffe" fo:font-weight="bold" fo:background-color="#007ffe" loext:char-shading-value="0" style:font-weight-asian="bold" style:font-weight-complex="bold"/>
    </style:style>
    <style:style style:name="T4" style:family="text">
      <style:text-properties fo:color="#007ffe" fo:font-weight="bold" fo:background-color="#d0d0d0" loext:char-shading-value="0" style:font-weight-asian="bold" style:font-weight-complex="bold"/>
    </style:style>
    <style:style style:name="T5" style:family="text">
      <style:text-properties fo:color="#007ffe" fo:font-weight="bold" fo:background-color="#d0d0d0" loext:char-shading-value="0" style:font-weight-asian="bold" style:font-weight-complex="bold"/>
    </style:style>
    <style:style style:name="T6" style:family="text">
      <style:text-properties fo:color="#007ffe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7" style:family="text">
      <style:text-properties fo:color="#007ffe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8" style:family="text">
      <style:text-properties fo:color="#007ffe" fo:font-size="8pt" officeooo:rsid="0015e918" fo:background-color="#d0d0d0" loext:char-shading-value="0" style:font-size-asian="8pt" style:font-size-complex="8pt"/>
    </style:style>
    <style:style style:name="T9" style:family="text">
      <style:text-properties fo:color="#007ffe" fo:font-size="8pt" officeooo:rsid="0015e918" fo:background-color="#333333" loext:char-shading-value="0" style:font-size-asian="8pt" style:font-size-complex="8pt"/>
    </style:style>
    <style:style style:name="T10" style:family="text">
      <style:text-properties fo:color="#007ffe" style:font-name="MesloLGS NF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1" style:family="text">
      <style:text-properties fo:color="#007ffe" style:font-name="MesloLGS NF" fo:font-size="8pt" fo:font-weight="bold" officeooo:rsid="0015e918" fo:background-color="#007ffe" loext:char-shading-value="0" style:font-size-asian="8pt" style:font-weight-asian="bold" style:font-size-complex="8pt" style:font-weight-complex="bold"/>
    </style:style>
    <style:style style:name="T12" style:family="text">
      <style:text-properties fo:color="#007ffe" style:font-name="MesloLGS NF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13" style:family="text">
      <style:text-properties fo:color="#007ffe" style:font-name="MesloLGS NF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14" style:family="text">
      <style:text-properties fo:color="#007ffe" style:font-name="MesloLGS NF" fo:font-size="8pt" fo:font-weight="bold" officeooo:rsid="0015e918" fo:background-color="#ffd800" loext:char-shading-value="0" style:font-size-asian="8pt" style:font-weight-asian="bold" style:font-size-complex="8pt" style:font-weight-complex="bold"/>
    </style:style>
    <style:style style:name="T15" style:family="text">
      <style:text-properties fo:color="#000000" fo:font-weight="normal" officeooo:rsid="0016fd21" fo:background-color="#d0d0d0" loext:char-shading-value="0" style:font-weight-asian="normal" style:font-weight-complex="normal"/>
    </style:style>
    <style:style style:name="T16" style:family="text">
      <style:text-properties fo:color="#000000" fo:font-weight="normal" fo:background-color="#007ffe" loext:char-shading-value="0" style:font-weight-asian="normal" style:font-weight-complex="normal"/>
    </style:style>
    <style:style style:name="T17" style:family="text">
      <style:text-properties fo:color="#000000" officeooo:rsid="0016fd21" fo:background-color="#d0d0d0" loext:char-shading-value="0"/>
    </style:style>
    <style:style style:name="T18" style:family="text">
      <style:text-properties fo:color="#000000" fo:font-size="8pt" fo:font-weight="bold" officeooo:rsid="0018ea71" fo:background-color="#ffd800" loext:char-shading-value="0" style:font-size-asian="8pt" style:font-weight-asian="bold" style:font-size-complex="8pt" style:font-weight-complex="bold"/>
    </style:style>
    <style:style style:name="T19" style:family="text">
      <style:text-properties fo:color="#000000" fo:font-size="8pt" officeooo:rsid="0015e918" fo:background-color="#4c4c4c" loext:char-shading-value="0" style:font-size-asian="8pt" style:font-size-complex="8pt"/>
    </style:style>
    <style:style style:name="T20" style:family="text">
      <style:text-properties fo:color="#000000" fo:font-size="8pt" fo:font-weight="normal" officeooo:rsid="0015e918" fo:background-color="#4c4c4c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style:font-name="MesloLGS NF" fo:font-size="8pt" fo:font-weight="normal" officeooo:rsid="0015e918" fo:background-color="#007ffe" loext:char-shading-value="0" style:font-size-asian="8pt" style:font-weight-asian="normal" style:font-size-complex="8pt" style:font-weight-complex="normal"/>
    </style:style>
    <style:style style:name="T22" style:family="text">
      <style:text-properties fo:color="#d0d0d0"/>
    </style:style>
    <style:style style:name="T23" style:family="text">
      <style:text-properties fo:color="#d0d0d0" fo:font-weight="bold" fo:background-color="#4c4c4c" loext:char-shading-value="0" style:font-weight-asian="bold" style:font-weight-complex="bold"/>
    </style:style>
    <style:style style:name="T24" style:family="text">
      <style:text-properties fo:color="#d0d0d0" fo:font-weight="bold" fo:background-color="transparent" loext:char-shading-value="0" style:font-weight-asian="bold" style:font-weight-complex="bold"/>
    </style:style>
    <style:style style:name="T25" style:family="text">
      <style:text-properties fo:color="#d0d0d0" fo:font-weight="bold" fo:background-color="#d0d0d0" loext:char-shading-value="0" style:font-weight-asian="bold" style:font-weight-complex="bold"/>
    </style:style>
    <style:style style:name="T26" style:family="text">
      <style:text-properties fo:color="#d0d0d0" fo:font-weight="bold" fo:background-color="#007ffe" loext:char-shading-value="0" style:font-weight-asian="bold" style:font-weight-complex="bold"/>
    </style:style>
    <style:style style:name="T27" style:family="text">
      <style:text-properties fo:color="#d0d0d0" fo:background-color="#d0d0d0" loext:char-shading-value="0"/>
    </style:style>
    <style:style style:name="T28" style:family="text">
      <style:text-properties fo:color="#d0d0d0" officeooo:rsid="0016fd21" fo:background-color="#d0d0d0" loext:char-shading-value="0"/>
    </style:style>
    <style:style style:name="T29" style:family="text">
      <style:text-properties fo:color="#d0d0d0" fo:font-weight="normal" fo:background-color="#d0d0d0" loext:char-shading-value="0" style:font-weight-asian="normal" style:font-weight-complex="normal"/>
    </style:style>
    <style:style style:name="T30" style:family="text">
      <style:text-properties fo:color="#d0d0d0" fo:font-weight="normal" fo:background-color="#4c4c4c" loext:char-shading-value="0" style:font-weight-asian="normal" style:font-weight-complex="normal"/>
    </style:style>
    <style:style style:name="T31" style:family="text">
      <style:text-properties fo:color="#d0d0d0" fo:font-size="8pt" officeooo:rsid="0015e918" fo:background-color="#e8e8e8" loext:char-shading-value="0" style:font-size-asian="8pt" style:font-size-complex="8pt"/>
    </style:style>
    <style:style style:name="T32" style:family="text">
      <style:text-properties fo:color="#d0d0d0" fo:font-size="8pt" officeooo:rsid="0015e918" fo:background-color="#4c4c4c" loext:char-shading-value="0" style:font-size-asian="8pt" style:font-size-complex="8pt"/>
    </style:style>
    <style:style style:name="T33" style:family="text">
      <style:text-properties fo:color="#d0d0d0" fo:font-size="8pt" officeooo:rsid="0015e918" fo:background-color="#4c4c4c" loext:char-shading-value="0" style:font-size-asian="8pt" style:font-size-complex="8pt"/>
    </style:style>
    <style:style style:name="T34" style:family="text">
      <style:text-properties fo:color="#d0d0d0" fo:font-size="8pt" officeooo:rsid="002dcca1" fo:background-color="#4c4c4c" loext:char-shading-value="0" style:font-size-asian="8pt" style:font-size-complex="8pt"/>
    </style:style>
    <style:style style:name="T35" style:family="text">
      <style:text-properties fo:color="#d0d0d0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36" style:family="text">
      <style:text-properties fo:color="#d0d0d0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37" style:family="text">
      <style:text-properties fo:color="#d0d0d0" fo:font-size="8pt" fo:font-weight="bold" officeooo:rsid="0080b753" fo:background-color="#d0d0d0" loext:char-shading-value="0" style:font-size-asian="8pt" style:font-weight-asian="bold" style:font-size-complex="8pt" style:font-weight-complex="bold"/>
    </style:style>
    <style:style style:name="T38" style:family="text">
      <style:text-properties fo:color="#d0d0d0" fo:font-size="8pt" fo:font-weight="bold" officeooo:rsid="0080b753" fo:background-color="#d0d0d0" loext:char-shading-value="0" style:font-size-asian="8pt" style:font-weight-asian="bold" style:font-size-complex="8pt" style:font-weight-complex="bold"/>
    </style:style>
    <style:style style:name="T39" style:family="text">
      <style:text-properties fo:color="#d0d0d0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40" style:family="text">
      <style:text-properties fo:color="#d0d0d0" fo:font-size="8pt" fo:font-weight="bold" officeooo:rsid="006d072a" fo:background-color="#007ffe" loext:char-shading-value="0" style:font-size-asian="8pt" style:font-weight-asian="bold" style:font-size-complex="8pt" style:font-weight-complex="bold"/>
    </style:style>
    <style:style style:name="T41" style:family="text">
      <style:text-properties fo:color="#d0d0d0" fo:font-size="8pt" fo:font-weight="bold" officeooo:rsid="0080b753" fo:background-color="#007ffe" loext:char-shading-value="0" style:font-size-asian="8pt" style:font-weight-asian="bold" style:font-size-complex="8pt" style:font-weight-complex="bold"/>
    </style:style>
    <style:style style:name="T42" style:family="text">
      <style:text-properties fo:color="#d0d0d0" fo:font-size="8pt" officeooo:rsid="0015e918" fo:background-color="#d0d0d0" loext:char-shading-value="0" style:font-size-asian="8pt" style:font-size-complex="8pt"/>
    </style:style>
    <style:style style:name="T43" style:family="text">
      <style:text-properties fo:color="#d0d0d0" fo:font-size="8pt" officeooo:rsid="0015e918" fo:background-color="transparent" loext:char-shading-value="0" style:font-size-asian="8pt" style:font-size-complex="8pt"/>
    </style:style>
    <style:style style:name="T44" style:family="text">
      <style:text-properties fo:color="#d0d0d0" fo:font-size="8pt" fo:font-weight="normal" officeooo:rsid="0038abb4" fo:background-color="#4c4c4c" loext:char-shading-value="0" style:font-size-asian="8pt" style:font-weight-asian="normal" style:font-size-complex="8pt" style:font-weight-complex="normal"/>
    </style:style>
    <style:style style:name="T45" style:family="text">
      <style:text-properties fo:color="#d0d0d0" fo:font-size="8pt" officeooo:rsid="0015e918" fo:background-color="#333333" loext:char-shading-value="0" style:font-size-asian="8pt" style:font-size-complex="8pt"/>
    </style:style>
    <style:style style:name="T46" style:family="text">
      <style:text-properties fo:color="#d0d0d0" style:font-name="MesloLGS NF" fo:font-size="8pt" fo:font-weight="normal" officeooo:rsid="0015e918" fo:background-color="#4c4c4c" loext:char-shading-value="0" style:font-size-asian="8pt" style:font-weight-asian="normal" style:font-size-complex="8pt" style:font-weight-complex="normal"/>
    </style:style>
    <style:style style:name="T47" style:family="text">
      <style:text-properties fo:color="#d0d0d0" style:font-name="MesloLGS NF" fo:font-size="8pt" fo:font-weight="normal" officeooo:rsid="0015e918" fo:background-color="#d0d0d0" loext:char-shading-value="0" style:font-size-asian="8pt" style:font-weight-asian="normal" style:font-size-complex="8pt" style:font-weight-complex="normal"/>
    </style:style>
    <style:style style:name="T48" style:family="text">
      <style:text-properties fo:color="#d0d0d0" style:font-name="MesloLGS NF" fo:font-size="8pt" fo:font-weight="normal" officeooo:rsid="0015e918" fo:background-color="transparent" loext:char-shading-value="0" style:font-size-asian="8pt" style:font-weight-asian="normal" style:font-size-complex="8pt" style:font-weight-complex="normal"/>
    </style:style>
    <style:style style:name="T49" style:family="text">
      <style:text-properties fo:color="#d0d0d0" style:font-name="MesloLGS NF" fo:font-size="8pt" fo:font-weight="normal" officeooo:rsid="0015e918" fo:background-color="transparent" loext:char-shading-value="0" style:font-size-asian="8pt" style:font-weight-asian="normal" style:font-size-complex="8pt" style:font-weight-complex="normal"/>
    </style:style>
    <style:style style:name="T50" style:family="text">
      <style:text-properties fo:color="#d0d0d0" style:font-name="MesloLGS NF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51" style:family="text">
      <style:text-properties fo:color="#d0d0d0" style:font-name="MesloLGS NF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52" style:family="text">
      <style:text-properties fo:color="#d0d0d0" style:font-name="MesloLGS NF" fo:font-size="8pt" fo:font-weight="bold" officeooo:rsid="0015e918" fo:background-color="#007ffe" loext:char-shading-value="0" style:font-size-asian="8pt" style:font-weight-asian="bold" style:font-size-complex="8pt" style:font-weight-complex="bold"/>
    </style:style>
    <style:style style:name="T53" style:family="text">
      <style:text-properties fo:color="#d0d0d0" style:font-name="MesloLGS NF" fo:font-size="8pt" officeooo:rsid="0016fd21" fo:background-color="#d0d0d0" loext:char-shading-value="0" style:font-size-asian="8pt" style:font-size-complex="8pt"/>
    </style:style>
    <style:style style:name="T54" style:family="text">
      <style:text-properties fo:color="#ffffff" fo:background-color="transparent" loext:char-shading-value="0"/>
    </style:style>
    <style:style style:name="T55" style:family="text">
      <style:text-properties fo:color="#ffffff" fo:font-weight="bold" fo:background-color="#007ffe" loext:char-shading-value="0" style:font-weight-asian="bold" style:font-weight-complex="bold"/>
    </style:style>
    <style:style style:name="T56" style:family="text">
      <style:text-properties fo:color="#ffffff" fo:font-weight="bold" fo:background-color="#007ffe" loext:char-shading-value="0" style:font-weight-asian="bold" style:font-weight-complex="bold"/>
    </style:style>
    <style:style style:name="T57" style:family="text">
      <style:text-properties fo:color="#ffffff" fo:font-weight="bold" officeooo:rsid="0016fd21" style:font-weight-asian="bold" style:font-weight-complex="bold"/>
    </style:style>
    <style:style style:name="T58" style:family="text">
      <style:text-properties fo:color="#ffffff" fo:font-weight="normal" officeooo:rsid="0016fd21" fo:background-color="#007ffe" loext:char-shading-value="0" style:font-weight-asian="normal" style:font-weight-complex="normal"/>
    </style:style>
    <style:style style:name="T59" style:family="text">
      <style:text-properties fo:color="#ffffff" fo:font-weight="normal" fo:background-color="#007ffe" loext:char-shading-value="0" style:font-weight-asian="normal" style:font-weight-complex="normal"/>
    </style:style>
    <style:style style:name="T60" style:family="text">
      <style:text-properties fo:color="#ffffff" fo:font-weight="normal" fo:background-color="#d0d0d0" loext:char-shading-value="0" style:font-weight-asian="normal" style:font-weight-complex="normal"/>
    </style:style>
    <style:style style:name="T61" style:family="text">
      <style:text-properties fo:color="#ffffff" fo:font-size="8pt" fo:font-weight="bold" officeooo:rsid="0080b753" fo:background-color="#007ffe" loext:char-shading-value="0" style:font-size-asian="8pt" style:font-weight-asian="bold" style:font-size-complex="8pt" style:font-weight-complex="bold"/>
    </style:style>
    <style:style style:name="T62" style:family="text">
      <style:text-properties fo:color="#ffffff" fo:font-size="8pt" fo:font-weight="bold" officeooo:rsid="003dff5e" fo:background-color="#007ffe" loext:char-shading-value="0" style:font-size-asian="8pt" style:font-weight-asian="bold" style:font-size-complex="8pt" style:font-weight-complex="bold"/>
    </style:style>
    <style:style style:name="T63" style:family="text">
      <style:text-properties fo:color="#ffffff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64" style:family="text">
      <style:text-properties fo:color="#ffffff" fo:font-size="8pt" officeooo:rsid="0015e918" fo:background-color="#4c4c4c" loext:char-shading-value="0" style:font-size-asian="8pt" style:font-size-complex="8pt"/>
    </style:style>
    <style:style style:name="T65" style:family="text">
      <style:text-properties fo:color="#ffffff" fo:font-size="8pt" officeooo:rsid="007f40c7" fo:background-color="#4c4c4c" loext:char-shading-value="0" style:font-size-asian="8pt" style:font-size-complex="8pt"/>
    </style:style>
    <style:style style:name="T66" style:family="text">
      <style:text-properties fo:color="#ffffff" fo:font-size="8pt" fo:font-weight="normal" officeooo:rsid="0015e918" fo:background-color="#d0d0d0" loext:char-shading-value="0" style:font-size-asian="8pt" style:font-weight-asian="normal" style:font-size-complex="8pt" style:font-weight-complex="normal"/>
    </style:style>
    <style:style style:name="T67" style:family="text">
      <style:text-properties fo:color="#ffffff" style:font-name="MesloLGS NF" fo:font-size="8pt" fo:font-weight="bold" officeooo:rsid="0015e918" fo:background-color="#007ffe" loext:char-shading-value="0" style:font-size-asian="8pt" style:font-weight-asian="bold" style:font-size-complex="8pt" style:font-weight-complex="bold"/>
    </style:style>
    <style:style style:name="T68" style:family="text">
      <style:text-properties fo:color="#ffffff" style:font-name="MesloLGS NF" fo:font-size="8pt" fo:font-weight="bold" officeooo:rsid="0015e918" fo:background-color="#007ffe" loext:char-shading-value="0" style:font-size-asian="8pt" style:font-weight-asian="bold" style:font-size-complex="8pt" style:font-weight-complex="bold"/>
    </style:style>
    <style:style style:name="T69" style:family="text">
      <style:text-properties fo:color="#ffffff" style:font-name="MesloLGS NF" fo:font-size="8pt" fo:font-weight="normal" officeooo:rsid="0015e918" fo:background-color="#007ffe" loext:char-shading-value="0" style:font-size-asian="8pt" style:font-weight-asian="normal" style:font-size-complex="8pt" style:font-weight-complex="normal"/>
    </style:style>
    <style:style style:name="T70" style:family="text">
      <style:text-properties fo:color="#ffffff" style:font-name="MesloLGS NF" fo:font-size="8pt" fo:font-weight="normal" officeooo:rsid="0016fd21" fo:background-color="#007ffe" loext:char-shading-value="0" style:font-size-asian="8pt" style:font-weight-asian="normal" style:font-size-complex="8pt" style:font-weight-complex="normal"/>
    </style:style>
    <style:style style:name="T71" style:family="text">
      <style:text-properties fo:color="#ffffff" style:font-name="MesloLGS NF" fo:font-size="8pt" fo:font-weight="normal" officeooo:rsid="0015e918" fo:background-color="#d0d0d0" loext:char-shading-value="0" style:font-size-asian="8pt" style:font-weight-asian="normal" style:font-size-complex="8pt" style:font-weight-complex="normal"/>
    </style:style>
    <style:style style:name="T72" style:family="text">
      <style:text-properties fo:color="#ffffff" style:font-name="MesloLGS NF" fo:font-size="8pt" officeooo:rsid="0015e918" fo:background-color="transparent" loext:char-shading-value="0" style:font-size-asian="8pt" style:font-size-complex="8pt"/>
    </style:style>
    <style:style style:name="T73" style:family="text">
      <style:text-properties fo:color="#bababa" fo:font-size="8pt" officeooo:rsid="0015e918" fo:background-color="#4c4c4c" loext:char-shading-value="0" style:font-size-asian="8pt" style:font-size-complex="8pt"/>
    </style:style>
    <style:style style:name="T74" style:family="text">
      <style:text-properties fo:color="#bababa" fo:font-size="8pt" style:text-underline-style="solid" style:text-underline-width="auto" style:text-underline-color="font-color" officeooo:rsid="0015e918" fo:background-color="#4c4c4c" loext:char-shading-value="0" style:font-size-asian="8pt" style:font-size-complex="8pt"/>
    </style:style>
    <style:style style:name="T75" style:family="text">
      <style:text-properties fo:color="#bababa" fo:font-size="8pt" style:text-underline-style="none" officeooo:rsid="003b7764" fo:background-color="#4c4c4c" loext:char-shading-value="0" style:font-size-asian="8pt" style:font-size-complex="8pt"/>
    </style:style>
    <style:style style:name="T76" style:family="text">
      <style:text-properties fo:color="#bababa" style:font-name="MesloLGS NF" fo:font-size="8pt" fo:font-weight="bold" officeooo:rsid="0016fd21" fo:background-color="#007ffe" loext:char-shading-value="0" style:font-size-asian="8pt" style:font-weight-asian="bold" style:font-size-complex="8pt" style:font-weight-complex="bold"/>
    </style:style>
    <style:style style:name="T77" style:family="text">
      <style:text-properties fo:color="#4c4c4c"/>
    </style:style>
    <style:style style:name="T78" style:family="text">
      <style:text-properties fo:color="#4c4c4c" fo:font-weight="bold" fo:background-color="#d0d0d0" loext:char-shading-value="0" style:font-weight-asian="bold" style:font-weight-complex="bold"/>
    </style:style>
    <style:style style:name="T79" style:family="text">
      <style:text-properties fo:color="#4c4c4c" fo:font-weight="bold" officeooo:rsid="0016fd21" fo:background-color="#d0d0d0" loext:char-shading-value="0" style:font-weight-asian="bold" style:font-weight-complex="bold"/>
    </style:style>
    <style:style style:name="T80" style:family="text">
      <style:text-properties fo:color="#4c4c4c" fo:font-weight="bold" style:font-weight-asian="bold" style:font-weight-complex="bold"/>
    </style:style>
    <style:style style:name="T81" style:family="text">
      <style:text-properties fo:color="#4c4c4c" fo:font-weight="bold" fo:background-color="#ffd800" loext:char-shading-value="0" style:font-weight-asian="bold" style:font-weight-complex="bold"/>
    </style:style>
    <style:style style:name="T82" style:family="text">
      <style:text-properties fo:color="#4c4c4c" fo:font-weight="normal" fo:background-color="#d0d0d0" loext:char-shading-value="0" style:font-weight-asian="normal" style:font-weight-complex="normal"/>
    </style:style>
    <style:style style:name="T83" style:family="text">
      <style:text-properties fo:color="#4c4c4c" fo:font-weight="normal" officeooo:rsid="0083fb0d" fo:background-color="#d0d0d0" loext:char-shading-value="0" style:font-weight-asian="normal" style:font-weight-complex="normal"/>
    </style:style>
    <style:style style:name="T84" style:family="text">
      <style:text-properties fo:color="#4c4c4c" fo:font-weight="normal" officeooo:rsid="00944e0f" fo:background-color="#d0d0d0" loext:char-shading-value="0" style:font-weight-asian="normal" style:font-weight-complex="normal"/>
    </style:style>
    <style:style style:name="T85" style:family="text">
      <style:text-properties fo:color="#4c4c4c" fo:font-weight="normal" officeooo:rsid="008e0912" fo:background-color="#d0d0d0" loext:char-shading-value="0" style:font-weight-asian="normal" style:font-weight-complex="normal"/>
    </style:style>
    <style:style style:name="T86" style:family="text">
      <style:text-properties fo:color="#4c4c4c" fo:background-color="#d0d0d0" loext:char-shading-value="0"/>
    </style:style>
    <style:style style:name="T87" style:family="text">
      <style:text-properties fo:color="#4c4c4c" fo:font-size="8pt" officeooo:rsid="0015e918" fo:background-color="#333333" loext:char-shading-value="0" style:font-size-asian="8pt" style:font-size-complex="8pt"/>
    </style:style>
    <style:style style:name="T88" style:family="text">
      <style:text-properties fo:color="#4c4c4c" fo:font-size="8pt" officeooo:rsid="0015e918" fo:background-color="#d0d0d0" loext:char-shading-value="0" style:font-size-asian="8pt" style:font-size-complex="8pt"/>
    </style:style>
    <style:style style:name="T89" style:family="text">
      <style:text-properties fo:color="#4c4c4c" fo:font-size="8pt" officeooo:rsid="0035d665" fo:background-color="#d0d0d0" loext:char-shading-value="0" style:font-size-asian="8pt" style:font-size-complex="8pt"/>
    </style:style>
    <style:style style:name="T90" style:family="text">
      <style:text-properties fo:color="#4c4c4c" fo:font-size="8pt" officeooo:rsid="003a131b" fo:background-color="#d0d0d0" loext:char-shading-value="0" style:font-size-asian="8pt" style:font-size-complex="8pt"/>
    </style:style>
    <style:style style:name="T91" style:family="text">
      <style:text-properties fo:color="#4c4c4c" fo:font-size="8pt" officeooo:rsid="0015e918" fo:background-color="transparent" loext:char-shading-value="0" style:font-size-asian="8pt" style:font-size-complex="8pt"/>
    </style:style>
    <style:style style:name="T92" style:family="text">
      <style:text-properties fo:color="#4c4c4c" fo:font-size="8pt" officeooo:rsid="002dcca1" fo:background-color="transparent" loext:char-shading-value="0" style:font-size-asian="8pt" style:font-size-complex="8pt"/>
    </style:style>
    <style:style style:name="T93" style:family="text">
      <style:text-properties fo:color="#4c4c4c" fo:font-size="8pt" fo:font-weight="bold" officeooo:rsid="0080b753" fo:background-color="#d0d0d0" loext:char-shading-value="0" style:font-size-asian="8pt" style:font-weight-asian="bold" style:font-size-complex="8pt" style:font-weight-complex="bold"/>
    </style:style>
    <style:style style:name="T94" style:family="text">
      <style:text-properties fo:color="#4c4c4c" fo:font-size="8pt" fo:font-weight="bold" officeooo:rsid="0080b753" fo:background-color="#d0d0d0" loext:char-shading-value="0" style:font-size-asian="8pt" style:font-weight-asian="bold" style:font-size-complex="8pt" style:font-weight-complex="bold"/>
    </style:style>
    <style:style style:name="T95" style:family="text">
      <style:text-properties fo:color="#4c4c4c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96" style:family="text">
      <style:text-properties fo:color="#4c4c4c" fo:font-size="8pt" fo:font-weight="bold" officeooo:rsid="0015e918" fo:background-color="#4c4c4c" loext:char-shading-value="0" style:font-size-asian="8pt" style:font-weight-asian="bold" style:font-size-complex="8pt" style:font-weight-complex="bold"/>
    </style:style>
    <style:style style:name="T97" style:family="text">
      <style:text-properties fo:color="#4c4c4c" fo:font-size="8pt" fo:font-weight="bold" officeooo:rsid="0080b753" fo:background-color="#007ffe" loext:char-shading-value="0" style:font-size-asian="8pt" style:font-weight-asian="bold" style:font-size-complex="8pt" style:font-weight-complex="bold"/>
    </style:style>
    <style:style style:name="T98" style:family="text">
      <style:text-properties fo:color="#4c4c4c" fo:font-size="8pt" fo:font-weight="normal" officeooo:rsid="0080b753" fo:background-color="#d0d0d0" loext:char-shading-value="0" style:font-size-asian="8pt" style:font-weight-asian="normal" style:font-size-complex="8pt" style:font-weight-complex="normal"/>
    </style:style>
    <style:style style:name="T99" style:family="text">
      <style:text-properties fo:color="#4c4c4c" fo:font-size="8pt" officeooo:rsid="0015e918" fo:background-color="#4c4c4c" loext:char-shading-value="0" style:font-size-asian="8pt" style:font-size-complex="8pt"/>
    </style:style>
    <style:style style:name="T100" style:family="text">
      <style:text-properties fo:color="#4c4c4c" fo:font-size="8pt" officeooo:rsid="002dcca1" fo:background-color="#4c4c4c" loext:char-shading-value="0" style:font-size-asian="8pt" style:font-size-complex="8pt"/>
    </style:style>
    <style:style style:name="T101" style:family="text">
      <style:text-properties fo:color="#4c4c4c"/>
    </style:style>
    <style:style style:name="T102" style:family="text">
      <style:text-properties fo:color="#4c4c4c" style:font-name="MesloLGS NF" fo:font-size="8pt" fo:font-weight="bold" officeooo:rsid="0015e918" fo:background-color="#d0d0d0" loext:char-shading-value="0" style:font-size-asian="8pt" style:font-weight-asian="bold" style:font-size-complex="8pt" style:font-weight-complex="bold"/>
    </style:style>
    <style:style style:name="T103" style:family="text">
      <style:text-properties fo:color="#4c4c4c" style:font-name="MesloLGS NF" fo:font-size="8pt" fo:font-weight="bold" officeooo:rsid="00abd403" fo:background-color="#d0d0d0" loext:char-shading-value="0" style:font-size-asian="8pt" style:font-weight-asian="bold" style:font-size-complex="8pt" style:font-weight-complex="bold"/>
    </style:style>
    <style:style style:name="T104" style:family="text">
      <style:text-properties fo:color="#4c4c4c" style:font-name="MesloLGS NF" fo:font-size="8pt" fo:font-weight="normal" officeooo:rsid="0015e918" fo:background-color="#d0d0d0" loext:char-shading-value="0" style:font-size-asian="8pt" style:font-weight-asian="normal" style:font-size-complex="8pt" style:font-weight-complex="normal"/>
    </style:style>
    <style:style style:name="T105" style:family="text">
      <style:text-properties fo:color="#4c4c4c" style:font-name="MesloLGS NF" fo:font-size="8pt" fo:font-weight="normal" officeooo:rsid="00abd403" fo:background-color="#d0d0d0" loext:char-shading-value="0" style:font-size-asian="8pt" style:font-weight-asian="normal" style:font-size-complex="8pt" style:font-weight-complex="normal"/>
    </style:style>
    <style:style style:name="T106" style:family="text">
      <style:text-properties fo:color="#4c4c4c" style:font-name="MesloLGS NF" fo:font-size="8pt" fo:font-weight="normal" officeooo:rsid="00944e0f" fo:background-color="#d0d0d0" loext:char-shading-value="0" style:font-size-asian="8pt" style:font-weight-asian="normal" style:font-size-complex="8pt" style:font-weight-complex="normal"/>
    </style:style>
    <style:style style:name="T107" style:family="text">
      <style:text-properties fo:color="#ffd800" fo:font-weight="bold" fo:background-color="transparent" loext:char-shading-value="0" style:font-weight-asian="bold" style:font-weight-complex="bold"/>
    </style:style>
    <style:style style:name="T108" style:family="text">
      <style:text-properties fo:color="#ffd800" fo:font-weight="bold" officeooo:rsid="0016fd21" fo:background-color="transparent" loext:char-shading-value="0" style:font-weight-asian="bold" style:font-weight-complex="bold"/>
    </style:style>
    <style:style style:name="T109" style:family="text">
      <style:text-properties fo:color="#ffd800" fo:font-weight="bold" fo:background-color="#e8e8e8" loext:char-shading-value="0" style:font-weight-asian="bold" style:font-weight-complex="bold"/>
    </style:style>
    <style:style style:name="T110" style:family="text">
      <style:text-properties fo:color="#ffd800" fo:font-weight="bold" officeooo:rsid="0016fd21" style:font-weight-asian="bold" style:font-weight-complex="bold"/>
    </style:style>
    <style:style style:name="T111" style:family="text">
      <style:text-properties fo:color="#ffd800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12" style:family="text">
      <style:text-properties fo:color="#ffd800" fo:font-size="8pt" fo:font-weight="bold" officeooo:rsid="0015e918" fo:background-color="#e8e8e8" loext:char-shading-value="0" style:font-size-asian="8pt" style:font-weight-asian="bold" style:font-size-complex="8pt" style:font-weight-complex="bold"/>
    </style:style>
    <style:style style:name="T113" style:family="text">
      <style:text-properties fo:color="#ffd800" fo:font-size="8pt" fo:font-weight="bold" officeooo:rsid="0015e918" fo:background-color="#333333" loext:char-shading-value="0" style:font-size-asian="8pt" style:font-weight-asian="bold" style:font-size-complex="8pt" style:font-weight-complex="bold"/>
    </style:style>
    <style:style style:name="T114" style:family="text">
      <style:text-properties fo:color="#ffd800" style:font-name="MesloLGS NF" fo:font-size="8pt" fo:font-weight="bold" officeooo:rsid="0015e918" fo:background-color="#e8e8e8" loext:char-shading-value="0" style:font-size-asian="8pt" style:font-weight-asian="bold" style:font-size-complex="8pt" style:font-weight-complex="bold"/>
    </style:style>
    <style:style style:name="T115" style:family="text">
      <style:text-properties fo:color="#ffd800" style:font-name="MesloLGS NF" fo:font-size="8pt" fo:font-weight="bold" officeooo:rsid="0016fd21" fo:background-color="transparent" loext:char-shading-value="0" style:font-size-asian="8pt" style:font-weight-asian="bold" style:font-size-complex="8pt" style:font-weight-complex="bold"/>
    </style:style>
    <style:style style:name="T116" style:family="text">
      <style:text-properties fo:color="#ffd800" style:font-name="MesloLGS NF" fo:font-size="8pt" fo:font-weight="bold" officeooo:rsid="0015e918" fo:background-color="transparent" loext:char-shading-value="0" style:font-size-asian="8pt" style:font-weight-asian="bold" style:font-size-complex="8pt" style:font-weight-complex="bold"/>
    </style:style>
    <style:style style:name="T117" style:family="text">
      <style:text-properties fo:color="#e8e8e8" fo:font-weight="normal" officeooo:rsid="00225b40" fo:background-color="#007ffe" loext:char-shading-value="0" style:font-weight-asian="normal" style:font-weight-complex="normal"/>
    </style:style>
    <style:style style:name="T118" style:family="text">
      <style:text-properties fo:color="#e8e8e8" fo:font-weight="normal" fo:background-color="#007ffe" loext:char-shading-value="0" style:font-weight-asian="normal" style:font-weight-complex="normal"/>
    </style:style>
    <style:style style:name="T119" style:family="text">
      <style:text-properties fo:color="#e8e8e8" fo:font-size="8pt" officeooo:rsid="0015e918" fo:background-color="#4c4c4c" loext:char-shading-value="0" style:font-size-asian="8pt" style:font-size-complex="8pt"/>
    </style:style>
    <style:style style:name="T120" style:family="text">
      <style:text-properties fo:color="#e8e8e8" style:font-name="MesloLGS NF" fo:font-size="8pt" fo:font-weight="normal" officeooo:rsid="00225b40" fo:background-color="#007ffe" loext:char-shading-value="0" style:font-size-asian="8pt" style:font-weight-asian="normal" style:font-size-complex="8pt" style:font-weight-complex="normal"/>
    </style:style>
    <style:style style:name="T121" style:family="text">
      <style:text-properties fo:color="#e8e8e8" style:font-name="MesloLGS NF" fo:font-size="8pt" fo:font-weight="normal" officeooo:rsid="0015e918" fo:background-color="#007ffe" loext:char-shading-value="0" style:font-size-asian="8pt" style:font-weight-asian="normal" style:font-size-complex="8pt" style:font-weight-complex="normal"/>
    </style:style>
    <style:style style:name="T122" style:family="text">
      <style:text-properties fo:color="#333333" fo:font-size="8pt" officeooo:rsid="0016fd21" fo:background-color="#d0d0d0" loext:char-shading-value="0" style:font-size-asian="8pt" style:font-size-complex="8pt"/>
    </style:style>
    <style:style style:name="T123" style:family="text">
      <style:text-properties fo:font-weight="bold" officeooo:rsid="0016fd21" fo:background-color="#007ffe" loext:char-shading-value="0" style:font-weight-asian="bold" style:font-weight-complex="bold"/>
    </style:style>
    <style:style style:name="T124" style:family="text">
      <style:text-properties fo:font-weight="bold" officeooo:rsid="0016fd21" style:font-weight-asian="bold" style:font-weight-complex="bold"/>
    </style:style>
    <style:style style:name="T125" style:family="text">
      <style:text-properties fo:color="#fe007f" fo:font-weight="bold" officeooo:rsid="0016fd21" fo:background-color="#ffd800" loext:char-shading-value="0" style:font-weight-asian="bold" style:font-weight-complex="bold"/>
    </style:style>
    <style:style style:name="T126" style:family="text">
      <style:text-properties fo:color="#fe007f" style:font-name="MesloLGS NF" fo:font-size="8pt" fo:font-weight="bold" officeooo:rsid="0016fd21" fo:background-color="#ffd800" loext:char-shading-value="0" style:font-size-asian="8pt" style:font-weight-asian="bold" style:font-size-complex="8pt" style:font-weight-complex="bold"/>
    </style:style>
    <style:style style:name="T127" style:family="text">
      <style:text-properties officeooo:rsid="0015e918"/>
    </style:style>
    <style:style style:name="T128" style:family="text">
      <style:text-properties officeooo:rsid="0023c08c"/>
    </style:style>
    <style:style style:name="T129" style:family="text">
      <style:text-properties officeooo:rsid="004d1038"/>
    </style:style>
    <style:style style:name="T130" style:family="text">
      <style:text-properties officeooo:rsid="004eef03"/>
    </style:style>
    <style:style style:name="T131" style:family="text">
      <style:text-properties fo:color="#7f7f7f" fo:font-size="8pt" fo:font-weight="normal" officeooo:rsid="0015e918" fo:background-color="transparent" loext:char-shading-value="0" style:font-size-asian="8pt" style:font-weight-asian="normal" style:font-size-complex="8pt" style:font-weight-complex="normal"/>
    </style:style>
    <style:style style:name="T132" style:family="text">
      <style:text-properties fo:color="#7f7f7f" fo:font-size="8pt" fo:font-weight="normal" officeooo:rsid="0074559d" fo:background-color="transparent" loext:char-shading-value="0" style:font-size-asian="8pt" style:font-weight-asian="normal" style:font-size-complex="8pt" style:font-weight-complex="normal"/>
    </style:style>
    <style:style style:name="T133" style:family="text">
      <style:text-properties fo:color="#7f7f7f" fo:font-size="8pt" fo:font-weight="normal" officeooo:rsid="0040d836" fo:background-color="transparent" loext:char-shading-value="0" style:font-size-asian="8pt" style:font-weight-asian="normal" style:font-size-complex="8pt" style:font-weight-complex="normal"/>
    </style:style>
    <style:style style:name="T134" style:family="text">
      <style:text-properties fo:color="#7f7f7f" fo:font-size="8pt" officeooo:rsid="0015e918" fo:background-color="transparent" loext:char-shading-value="0" style:font-size-asian="8pt" style:font-size-complex="8pt"/>
    </style:style>
    <style:style style:name="T135" style:family="text">
      <style:text-properties officeooo:rsid="0066d3e2"/>
    </style:style>
    <style:style style:name="T136" style:family="text">
      <style:text-properties officeooo:rsid="006d072a"/>
    </style:style>
    <style:style style:name="T137" style:family="text">
      <style:text-properties officeooo:rsid="00797fdd"/>
    </style:style>
    <style:style style:name="T138" style:family="text">
      <style:text-properties fo:font-weight="normal" fo:background-color="#4c4c4c" loext:char-shading-value="0" style:font-weight-asian="normal" style:font-weight-complex="normal"/>
    </style:style>
    <style:style style:name="T139" style:family="text">
      <style:text-properties officeooo:rsid="009af1ee"/>
    </style:style>
    <style:style style:name="T140" style:family="text">
      <style:text-properties fo:font-size="8pt" officeooo:rsid="00797fdd" fo:background-color="transparent" loext:char-shading-value="0" style:font-size-asian="8pt" style:font-size-complex="8pt"/>
    </style:style>
    <style:style style:name="T141" style:family="text">
      <style:text-properties fo:font-size="8pt" officeooo:rsid="002145e8" fo:background-color="transparent" loext:char-shading-value="0" style:font-size-asian="8pt" style:font-size-complex="8pt"/>
    </style:style>
    <style:style style:name="T142" style:family="text">
      <style:text-properties fo:font-size="8pt" officeooo:rsid="009db1c5" fo:background-color="transparent" loext:char-shading-value="0" style:font-size-asian="8pt" style:font-size-complex="8pt"/>
    </style:style>
    <style:style style:name="T143" style:family="text">
      <style:text-properties fo:font-size="8pt" officeooo:rsid="009e0718" fo:background-color="transparent" loext:char-shading-value="0" style:font-size-asian="8pt" style:font-size-complex="8pt"/>
    </style:style>
    <style:style style:name="T144" style:family="text">
      <style:text-properties fo:font-size="8pt" officeooo:rsid="0051899d" fo:background-color="transparent" loext:char-shading-value="0" style:font-size-asian="8pt" style:font-size-complex="8pt"/>
    </style:style>
    <style:style style:name="T145" style:family="text">
      <style:text-properties fo:font-size="8pt" officeooo:rsid="006d072a" fo:background-color="transparent" loext:char-shading-value="0" style:font-size-asian="8pt" style:font-size-complex="8pt"/>
    </style:style>
    <style:style style:name="T146" style:family="text">
      <style:text-properties fo:font-size="8pt" officeooo:rsid="004d1038" fo:background-color="transparent" loext:char-shading-value="0" style:font-size-asian="8pt" style:font-size-complex="8pt"/>
    </style:style>
    <style:style style:name="T147" style:family="text">
      <style:text-properties fo:font-size="8pt" officeooo:rsid="0075d05d" fo:background-color="transparent" loext:char-shading-value="0" style:font-size-asian="8pt" style:font-size-complex="8pt"/>
    </style:style>
    <style:style style:name="T148" style:family="text">
      <style:text-properties fo:font-size="8pt" officeooo:rsid="004eef03" fo:background-color="transparent" loext:char-shading-value="0" style:font-size-asian="8pt" style:font-size-complex="8pt"/>
    </style:style>
    <style:style style:name="T149" style:family="text">
      <style:text-properties fo:font-size="8pt" officeooo:rsid="004fd96e" fo:background-color="transparent" loext:char-shading-value="0" style:font-size-asian="8pt" style:font-size-complex="8pt"/>
    </style:style>
    <style:style style:name="T150" style:family="text">
      <style:text-properties fo:font-size="8pt" officeooo:rsid="0053ce36" fo:background-color="transparent" loext:char-shading-value="0" style:font-size-asian="8pt" style:font-size-complex="8pt"/>
    </style:style>
    <style:style style:name="T151" style:family="text">
      <style:text-properties fo:font-size="8pt" officeooo:rsid="0015e918" fo:background-color="transparent" loext:char-shading-value="0" style:font-size-asian="8pt" style:font-size-complex="8pt"/>
    </style:style>
    <style:style style:name="T152" style:family="text">
      <style:text-properties fo:font-size="8pt" officeooo:rsid="0023c08c" fo:background-color="transparent" loext:char-shading-value="0" style:font-size-asian="8pt" style:font-size-complex="8pt"/>
    </style:style>
    <style:style style:name="T153" style:family="text">
      <style:text-properties fo:font-size="8pt" officeooo:rsid="0091c0a2" fo:background-color="transparent" loext:char-shading-value="0" style:font-size-asian="8pt" style:font-size-complex="8pt"/>
    </style:style>
    <style:style style:name="T154" style:family="text">
      <style:text-properties fo:font-size="8pt" officeooo:rsid="0042cfa4" fo:background-color="transparent" loext:char-shading-value="0" style:font-size-asian="8pt" style:font-size-complex="8pt"/>
    </style:style>
    <style:style style:name="T155" style:family="text">
      <style:text-properties fo:font-size="8pt" officeooo:rsid="0057f372" fo:background-color="transparent" loext:char-shading-value="0" style:font-size-asian="8pt" style:font-size-complex="8pt"/>
    </style:style>
    <style:style style:name="T156" style:family="text">
      <style:text-properties fo:font-size="8pt" officeooo:rsid="00944e0f" fo:background-color="transparent" loext:char-shading-value="0" style:font-size-asian="8pt" style:font-size-complex="8pt"/>
    </style:style>
    <style:style style:name="T157" style:family="text">
      <style:text-properties fo:font-size="8pt" officeooo:rsid="00591516" fo:background-color="transparent" loext:char-shading-value="0" style:font-size-asian="8pt" style:font-size-complex="8pt"/>
    </style:style>
    <style:style style:name="T158" style:family="text">
      <style:text-properties fo:font-size="8pt" officeooo:rsid="009c0a2e" fo:background-color="transparent" loext:char-shading-value="0" style:font-size-asian="8pt" style:font-size-complex="8pt"/>
    </style:style>
    <style:style style:name="T159" style:family="text">
      <style:text-properties fo:font-size="8pt" officeooo:rsid="009e55d5" fo:background-color="transparent" loext:char-shading-value="0" style:font-size-asian="8pt" style:font-size-complex="8pt"/>
    </style:style>
    <style:style style:name="T160" style:family="text">
      <style:text-properties fo:font-size="8pt" officeooo:rsid="009ee665" fo:background-color="transparent" loext:char-shading-value="0" style:font-size-asian="8pt" style:font-size-complex="8pt"/>
    </style:style>
    <style:style style:name="T161" style:family="text">
      <style:text-properties fo:font-size="8pt" officeooo:rsid="00578201" fo:background-color="transparent" loext:char-shading-value="0" style:font-size-asian="8pt" style:font-size-complex="8pt"/>
    </style:style>
    <style:style style:name="T162" style:family="text">
      <style:text-properties fo:font-size="8pt" officeooo:rsid="0094a4ea" fo:background-color="transparent" loext:char-shading-value="0" style:font-size-asian="8pt" style:font-size-complex="8pt"/>
    </style:style>
    <style:style style:name="T163" style:family="text">
      <style:text-properties fo:font-size="8pt" officeooo:rsid="007b423d" fo:background-color="transparent" loext:char-shading-value="0" style:font-size-asian="8pt" style:font-size-complex="8pt"/>
    </style:style>
    <style:style style:name="T164" style:family="text">
      <style:text-properties fo:font-size="8pt" officeooo:rsid="003a131b" fo:background-color="transparent" loext:char-shading-value="0" style:font-size-asian="8pt" style:font-size-complex="8pt"/>
    </style:style>
    <style:style style:name="T165" style:family="text">
      <style:text-properties fo:font-size="8pt" officeooo:rsid="005a5826" fo:background-color="transparent" loext:char-shading-value="0" style:font-size-asian="8pt" style:font-size-complex="8pt"/>
    </style:style>
    <style:style style:name="T166" style:family="text">
      <style:text-properties fo:font-size="8pt" officeooo:rsid="00646f01" fo:background-color="transparent" loext:char-shading-value="0" style:font-size-asian="8pt" style:font-size-complex="8pt"/>
    </style:style>
    <style:style style:name="T167" style:family="text">
      <style:text-properties fo:font-size="8pt" officeooo:rsid="00751b19" fo:background-color="transparent" loext:char-shading-value="0" style:font-size-asian="8pt" style:font-size-complex="8pt"/>
    </style:style>
    <style:style style:name="T168" style:family="text">
      <style:text-properties officeooo:rsid="00abd40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 text:c="3"/><text:span text:style-name="T137">localhost</text:span></text:p>
      <text:p text:style-name="P14"><text:span text:style-name="T140"><text:s/>logged</text:span><text:span text:style-name="T141">│ </text:span><text:span text:style-name="T140">home</text:span></text:p>
      <text:p text:style-name="P3"><text:s text:c="3"/>┌┴┐┌┴┐┌┴┐</text:p>
      <text:p text:style-name="P21"/>
      <text:p text:style-name="P28"><text:span text:style-name="T94">X</text:span><text:span text:style-name="T35">█</text:span><text:span text:style-name="T39"></text:span><text:span text:style-name="T87">█</text:span><text:span text:style-name="T33"></text:span><text:span text:style-name="T119"> </text:span><text:span text:style-name="T88"></text:span><text:span text:style-name="T31">█</text:span><text:span text:style-name="T88">⌂ </text:span><text:span text:style-name="T32"></text:span><text:span text:style-name="T119"> </text:span><text:span text:style-name="T63">~</text:span><text:span text:style-name="T64"> </text:span><text:span text:style-name="T91"> <text:s text:c="83"/></text:span><text:span text:style-name="T92"><text:s text:c="21"/></text:span><text:span text:style-name="T91"></text:span><text:span text:style-name="T92"> </text:span></text:p>
      <text:p text:style-name="P29"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p>
      <text:p text:style-name="P34"><text:span text:style-name="T23">△</text:span><text:span text:style-name="T80"></text:span><text:span text:style-name="T124"> </text:span> </text:p>
      <text:p text:style-name="P32"/>
      <text:p text:style-name="P4">├┘</text:p>
      <text:p text:style-name="P15"><text:span text:style-name="T142">no-</text:span><text:span text:style-name="T143">internet</text:span></text:p>
      <text:p text:style-name="P5"/>
      <text:p text:style-name="P6"><text:s text:c="5"/><text:span text:style-name="T129">admin <text:s text:c="3"/>remote <text:s text:c="44"/>dirstack <text:s text:c="27"/></text:span><text:span text:style-name="T130">detach</text:span><text:span text:style-name="T139">ed</text:span><text:span text:style-name="T130"> suspend</text:span><text:span text:style-name="T139">ed</text:span></text:p>
      <text:p text:style-name="P16"><text:span text:style-name="T144">X</text:span><text:span text:style-name="T141"> <text:s/></text:span><text:span text:style-name="T145">su</text:span><text:span text:style-name="T141"> <text:s/>│ <text:s/>tmux <text:s/>│ <text:s text:c="2"/>RO <text:s text:c="13"/></text:span><text:span text:style-name="T146">VCS root <text:s text:c="15"/></text:span><text:span text:style-name="T147">c</text:span><text:span text:style-name="T146">wd <text:s text:c="5"/></text:span><text:span text:style-name="T141">│ <text:s text:c="12"/></text:span><text:span text:style-name="T146"><text:s text:c="7"/>batt load temp <text:s/></text:span><text:span text:style-name="T141">│ <text:s/></text:span><text:span text:style-name="T148">bg</text:span><text:span text:style-name="T141"> │ <text:s text:c="4"/></text:span><text:span text:style-name="T149">time</text:span></text:p>
      <text:p text:style-name="P7">├┐┌┴┐┌<text:span text:style-name="T128">─</text:span>┴<text:span text:style-name="T128">─</text:span>┐┌┴┐┌<text:span text:style-name="T128">──</text:span>┴<text:span text:style-name="T128">──</text:span>┐┌┴┐ <text:s text:c="9"/>┌<text:span text:style-name="T128">─────</text:span>┴<text:span text:style-name="T128">─────</text:span>┐ <text:s text:c="10"/>┌<text:span text:style-name="T128">───</text:span>┴<text:span text:style-name="T128">────</text:span>┐ ┌┴┐ <text:s text:c="19"/>┌┴<text:span text:style-name="T128">─</text:span>┐┌<text:span text:style-name="T128">─</text:span>┴<text:span text:style-name="T128">─</text:span>┐┌<text:span text:style-name="T128">─</text:span>┴┐ ┌┴┐┌┴┐┌┴┐┌<text:span text:style-name="T128">───</text:span>┴<text:span text:style-name="T128">───</text:span>┐</text:p>
      <text:p text:style-name="P39"><text:s text:c="2"/></text:p>
      <text:p text:style-name="P24"><text:span text:style-name="T94">X</text:span><text:span text:style-name="T35">█</text:span><text:span text:style-name="T111"></text:span><text:span text:style-name="T112">█</text:span><text:span text:style-name="T18">root</text:span><text:span text:style-name="T113">█</text:span><text:span text:style-name="T111"></text:span><text:span text:style-name="T35"></text:span><text:span text:style-name="T36">█</text:span><text:span text:style-name="T8">server</text:span><text:span text:style-name="T42">█</text:span><text:span text:style-name="T35"></text:span><text:span text:style-name="T95"></text:span><text:span text:style-name="T96"> </text:span><text:span text:style-name="T32">~ </text:span><text:span text:style-name="T19">╱ </text:span><text:span text:style-name="T73">code </text:span><text:span text:style-name="T19">╱ </text:span><text:span text:style-name="T74">liquidprompt </text:span><text:span text:style-name="T19">╱ </text:span><text:span text:style-name="T73">theme </text:span><text:span text:style-name="T19">╱ </text:span><text:span text:style-name="T64">dotmatrix </text:span><text:span text:style-name="T88"></text:span><text:span text:style-name="T42">█</text:span><text:span text:style-name="T122">⚂</text:span><text:span text:style-name="T43"></text:span><text:span text:style-name="T91"> <text:s text:c="16"/></text:span><text:span text:style-name="T44">24%</text:span><text:span text:style-name="T20">╱</text:span><text:span text:style-name="T44">1.68</text:span><text:span text:style-name="T20">╱</text:span><text:span text:style-name="T44">90°</text:span><text:span text:style-name="T88"> </text:span><text:span text:style-name="T89">3d</text:span><text:span text:style-name="T66">╱</text:span><text:span text:style-name="T89">2&amp;</text:span><text:span text:style-name="T66">╱</text:span><text:span text:style-name="T89">1z</text:span><text:span text:style-name="T39"> </text:span><text:span text:style-name="T34">15:20:34</text:span></text:p>
      <text:p text:style-name="P25"><text:span text:style-name="T131">━ </text:span><text:span text:style-name="T132">scl</text:span><text:span text:style-name="T133"> </text:span><text:span text:style-name="T131">━ </text:span><text:span text:style-name="T132">v</text:span><text:span text:style-name="T133">env </text:span><text:span text:style-name="T134"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span></text:p>
      <text:p text:style-name="P43"><text:span text:style-name="T30">🖧</text:span><text:span text:style-name="T78"></text:span><text:span text:style-name="T82">±</text:span><text:span text:style-name="T24"></text:span><text:span text:style-name="T2"></text:span><text:span text:style-name="T3"> </text:span><text:span text:style-name="T117">+</text:span><text:span text:style-name="T56">➒</text:span><text:span text:style-name="T16">╱</text:span><text:span text:style-name="T118">-</text:span><text:span text:style-name="T56">➎</text:span><text:span text:style-name="T5"></text:span><text:span text:style-name="T25"> </text:span><text:span text:style-name="T79">main</text:span><text:span text:style-name="T15">:</text:span><text:span text:style-name="T85">feat</text:span><text:span text:style-name="T60">╱</text:span><text:span text:style-name="T83">v0.1</text:span><text:span text:style-name="T28"> </text:span><text:span text:style-name="T24"></text:span><text:span text:style-name="T2"></text:span><text:span text:style-name="T3"> </text:span><text:span text:style-name="T117">+</text:span><text:span text:style-name="T118">➁</text:span><text:span text:style-name="T16">╱</text:span><text:span text:style-name="T59">-</text:span><text:span text:style-name="T118">⑳⁺</text:span><text:span text:style-name="T4"></text:span><text:span text:style-name="T29"> </text:span><text:span text:style-name="T82">✞</text:span><text:span text:style-name="T60">╱</text:span><text:span text:style-name="T82">⛶</text:span><text:span text:style-name="T60">╱</text:span><text:span text:style-name="T84">detached</text:span><text:span text:style-name="T26"></text:span><text:span text:style-name="T55"> </text:span><text:span text:style-name="T58">20s</text:span><text:span text:style-name="T123"> </text:span><text:span text:style-name="T1"></text:span><text:span text:style-name="T109">█</text:span><text:span text:style-name="T125">125</text:span><text:span text:style-name="T108"></text:span><text:span text:style-name="T54"> </text:span><text:span text:style-name="T107"> </text:span></text:p>
      <text:p text:style-name="P33"/>
      <text:p text:style-name="P8">├┘└┬┘├┘└<text:span text:style-name="T128">──</text:span>┬<text:span text:style-name="T128">──</text:span>┘└<text:span text:style-name="T128">─</text:span>┬<text:span text:style-name="T128">──</text:span>┘└<text:span text:style-name="T128">─</text:span>┬┘└<text:span text:style-name="T128">─</text:span>┬<text:span text:style-name="T128">─</text:span>┘ ├┘└<text:span text:style-name="T128">───</text:span>┬<text:span text:style-name="T128">───</text:span>┘└┬┘└┬┘└<text:span text:style-name="T128">───</text:span>┬<text:span text:style-name="T128">───</text:span>┘└┬<text:span text:style-name="T128">─</text:span>┘ <text:s/>└┬<text:span text:style-name="T128">─</text:span>┘ ├┘</text:p>
      <text:p text:style-name="P20"><text:span text:style-name="T141">│</text:span><text:span text:style-name="T150">VCS </text:span><text:span text:style-name="T152">push!</text:span><text:span text:style-name="T141">│</text:span><text:span text:style-name="T151"> <text:s text:c="4"/></text:span><text:span text:style-name="T141">│</text:span><text:span text:style-name="T153">bookmark </text:span><text:span text:style-name="T141">│ </text:span><text:span text:style-name="T154">c</text:span><text:span text:style-name="T152">ommit! </text:span><text:span text:style-name="T141">│</text:span><text:span text:style-name="T152"> <text:s/></text:span><text:span text:style-name="T155">stash</text:span><text:span text:style-name="T152"> </text:span><text:span text:style-name="T141">│ </text:span><text:span text:style-name="T156">head st.</text:span><text:span text:style-name="T141"> </text:span><text:span text:style-name="T157">Runtime</text:span><text:span text:style-name="T141">│ <text:s/></text:span><text:span text:style-name="T158">sudo</text:span></text:p>
      <text:p text:style-name="P17"><text:span text:style-name="T159">i</text:span><text:span text:style-name="T160">t</text:span><text:span text:style-name="T159">net</text:span><text:span text:style-name="T152"> </text:span><text:span text:style-name="T150">upstream branch <text:s text:c="4"/></text:span><text:span text:style-name="T153">tag</text:span><text:span text:style-name="T150"> <text:s text:c="6"/></text:span><text:span text:style-name="T161">diff <text:s/></text:span><text:span text:style-name="T162">untracked</text:span><text:span text:style-name="T157"> <text:s text:c="9"/>err</text:span><text:span text:style-name="T158">or</text:span></text:p>
      <text:p text:style-name="P9"/>
      <text:p text:style-name="P9"/>
      <text:p text:style-name="P17"><text:span text:style-name="T152"><text:s text:c="2"/></text:span><text:span text:style-name="T145">ssh</text:span></text:p>
      <text:p text:style-name="P18"><text:span text:style-name="T163">txt</text:span><text:span text:style-name="T141">│</text:span><text:span text:style-name="T164"> <text:s text:c="2"/></text:span><text:span text:style-name="T165">guest <text:s text:c="5"/>FQDN <text:s text:c="3"/></text:span><text:span text:style-name="T166">chroot <text:s text:c="7"/></text:span><text:span text:style-name="T167">shorten</text:span></text:p>
      <text:p text:style-name="P10"><text:span text:style-name="T127">├┐</text:span>┌┴┐<text:span text:style-name="T127">┌</text:span>──<text:span text:style-name="T127">┴</text:span>───<text:span text:style-name="T127">┐ ┌</text:span>────<text:span text:style-name="T127">┴</text:span>─────<text:span text:style-name="T127">┐┌</text:span>┴┐ <text:s text:c="11"/><text:span text:style-name="T127">┌</text:span>┴┐</text:p>
      <text:p text:style-name="P40"><text:s/></text:p>
      <text:p text:style-name="P26"><text:span text:style-name="T98">T </text:span><text:span text:style-name="T35"></text:span><text:span text:style-name="T6"></text:span><text:span text:style-name="T9">█</text:span><text:span text:style-name="T62">rycieos</text:span><text:span text:style-name="T8"></text:span><text:span text:style-name="T36"> </text:span><text:span text:style-name="T90">host.fq.dn </text:span><text:span text:style-name="T35"></text:span><text:span text:style-name="T95"></text:span><text:span text:style-name="T87">█</text:span><text:span text:style-name="T119"> </text:span><text:span text:style-name="T32">~ </text:span><text:span text:style-name="T19">╱ </text:span><text:span text:style-name="T73">code </text:span><text:span text:style-name="T19">╱ </text:span><text:span text:style-name="T75">… </text:span><text:span text:style-name="T19">╱ </text:span><text:span text:style-name="T65">files</text:span><text:span text:style-name="T64"> <text:s/></text:span><text:span text:style-name="T91"> <text:s text:c="62"/></text:span><text:span text:style-name="T96"> 🕒</text:span><text:span text:style-name="T99"> </text:span><text:span text:style-name="T100"><text:s text:c="20"/></text:span></text:p>
      <text:p text:style-name="P30">━ <text:span text:style-name="T135">pyenv </text:span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p>
      <text:p text:style-name="P42"><text:span text:style-name="T23">△</text:span><text:span text:style-name="T81"></text:span><text:span text:style-name="T109">█</text:span><text:span text:style-name="T125">1</text:span><text:span text:style-name="T110"></text:span><text:span text:style-name="T57">  </text:span></text:p>
      <text:p text:style-name="P35"/>
      <text:p text:style-name="P22"/>
      <text:p text:style-name="P19"><text:span text:style-name="T152"><text:s text:c="2"/></text:span><text:span text:style-name="T145">telnet <text:s text:c="9"/>chroot + RO</text:span></text:p>
      <text:p text:style-name="P11"><text:s text:c="2"/>┌─┴─┐ <text:s text:c="11"/><text:span text:style-name="T127">┌</text:span>─┴──┐</text:p>
      <text:p text:style-name="P41"><text:s/></text:p>
      <text:p text:style-name="P26"><text:span text:style-name="T98">T </text:span><text:span text:style-name="T35"></text:span><text:span text:style-name="T111"></text:span><text:span text:style-name="T6"></text:span><text:span text:style-name="T9">█</text:span><text:span text:style-name="T40">nojhan</text:span><text:span text:style-name="T8"></text:span><text:span text:style-name="T36"> </text:span><text:span text:style-name="T90">host </text:span><text:span text:style-name="T35"></text:span><text:span text:style-name="T111"></text:span><text:span text:style-name="T95"></text:span><text:span text:style-name="T87">█</text:span><text:span text:style-name="T119"> </text:span><text:span text:style-name="T32">~ </text:span><text:span text:style-name="T19">╱ </text:span><text:span text:style-name="T73">code </text:span><text:span text:style-name="T19">╱ </text:span><text:span text:style-name="T75">… </text:span><text:span text:style-name="T19">╱ </text:span><text:span text:style-name="T65">here</text:span><text:span text:style-name="T64"> <text:s/></text:span><text:span text:style-name="T91"> <text:s text:c="61"/></text:span><text:span text:style-name="T39"> </text:span><text:span text:style-name="T34">15:20:34</text:span><text:span text:style-name="T32"> </text:span><text:span text:style-name="T34"><text:s text:c="20"/></text:span></text:p>
      <text:p text:style-name="P31">━ <text:span text:style-name="T136">devtoolset-8</text:span><text:span text:style-name="T135"> </text:span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p>
      <text:p text:style-name="P37"><text:span text:style-name="T30">🖧</text:span><text:span text:style-name="T77"></text:span><text:span text:style-name="T101"></text:span><text:span text:style-name="T138">±</text:span><text:span text:style-name="T86"></text:span><text:span text:style-name="T27"> </text:span><text:span text:style-name="T15">main</text:span><text:span text:style-name="T17"> </text:span><text:span text:style-name="T22">  </text:span></text:p>
      <text:p text:style-name="P36"/>
      <text:p text:style-name="P12"><text:s/>└┬┘</text:p>
      <text:p text:style-name="P13">proxy</text:p>
      <text:p text:style-name="P23"/>
      <text:p text:style-name="P23"/>
      <text:p text:style-name="P47">Generic example:</text:p>
      <text:p text:style-name="P23"/>
      <text:p text:style-name="P27"><text:span text:style-name="T94">X</text:span><text:span text:style-name="T35">█</text:span><text:span text:style-name="T39"></text:span><text:span text:style-name="T87">█</text:span><text:span text:style-name="T33"></text:span><text:span text:style-name="T119"> </text:span><text:span text:style-name="T88"></text:span><text:span text:style-name="T31">█</text:span><text:span text:style-name="T88">⌂ </text:span><text:span text:style-name="T32"></text:span><text:span text:style-name="T119"> </text:span><text:span text:style-name="T63">~</text:span><text:span text:style-name="T32"> </text:span><text:span text:style-name="T19">╱ </text:span><text:span text:style-name="T73">code </text:span><text:span text:style-name="T19">╱ </text:span><text:span text:style-name="T74">liquidprompt </text:span><text:span text:style-name="T19">╱ </text:span><text:span text:style-name="T73">theme </text:span><text:span text:style-name="T19">╱ </text:span><text:span text:style-name="T64">dotmatrix </text:span><text:span text:style-name="T91"> <text:s text:c="53"/></text:span><text:span text:style-name="T39"> </text:span><text:span text:style-name="T34">15:20:34</text:span></text:p>
      <text:p text:style-name="P27"><text:span text:style-name="T131">━━━━━━━━━━━━━━</text:span><text:span text:style-name="T134">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━</text:span></text:p>
      <text:p text:style-name="P46"><text:span text:style-name="T46">🖧</text:span><text:span text:style-name="T102"></text:span><text:span text:style-name="T104">±</text:span><text:span text:style-name="T50"></text:span><text:span text:style-name="T10"></text:span><text:span text:style-name="T11"> </text:span><text:span text:style-name="T69">≠</text:span><text:span text:style-name="T68"> </text:span><text:span text:style-name="T13"></text:span><text:span text:style-name="T51"> </text:span><text:span text:style-name="T103">dotmatrix</text:span><text:span text:style-name="T53"> </text:span><text:span text:style-name="T50"></text:span><text:span text:style-name="T10"></text:span><text:span text:style-name="T11"> </text:span><text:span text:style-name="T69">≠</text:span><text:span text:style-name="T68"> </text:span><text:span text:style-name="T12"></text:span><text:span text:style-name="T47"> </text:span><text:span text:style-name="T104">✞ </text:span><text:span text:style-name="T49"></text:span><text:span text:style-name="T72"> </text:span><text:span text:style-name="T50"></text:span><text:span text:style-name="T116"> </text:span></text:p>
      <text:p text:style-name="P3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4">⚀⚁⚂⚃⚄⚅</text:p>
      <text:p text:style-name="P44">➊➋➌➍➎➏➐➑➒➓⓫⓬⓭⓮⓯⓰⓱⓲⓳⓴</text:p>
      <text:p text:style-name="P45">➀➁➂➃➄➅➆➇➈➉⑪⑫⑬⑭⑮⑯⑰⑱⑲⑳</text:p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sloLGS NF" svg:font-family="'MesloLGS NF'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191919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91919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oj Han</meta:initial-creator>
    <meta:creation-date>2021-02-07T09:32:08.706838806</meta:creation-date>
    <meta:generator>LibreOffice/6.4.7.2$Linux_X86_64 LibreOffice_project/40$Build-2</meta:generator>
    <dc:date>2021-08-30T16:36:03.963760563</dc:date>
    <dc:creator>Noj Han</dc:creator>
    <meta:editing-duration>PT23H44M29S</meta:editing-duration>
    <meta:editing-cycles>144</meta:editing-cycles>
    <meta:document-statistic meta:table-count="0" meta:image-count="0" meta:object-count="0" meta:page-count="1" meta:paragraph-count="40" meta:word-count="297" meta:character-count="2242" meta:non-whitespace-character-count="1477"/>
  </office:meta>
</office:document-meta>
</file>